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624cm" style:use-optimal-column-width="false"/>
    </style:style>
    <style:style style:name="co2" style:family="table-column">
      <style:table-column-properties style:column-width="2.86cm" style:use-optimal-column-width="false"/>
    </style:style>
    <style:style style:name="co3" style:family="table-column">
      <style:table-column-properties style:column-width="2.826cm" style:use-optimal-column-width="false"/>
    </style:style>
    <style:style style:name="co4" style:family="table-column">
      <style:table-column-properties style:column-width="1.985cm" style:use-optimal-column-width="false"/>
    </style:style>
    <style:style style:name="co5" style:family="table-column">
      <style:table-column-properties style:column-width="1.219cm" style:use-optimal-column-width="false"/>
    </style:style>
    <style:style style:name="co6" style:family="table-column">
      <style:table-column-properties style:column-width="0.811cm" style:use-optimal-column-width="false"/>
    </style:style>
    <style:style style:name="co7" style:family="table-column">
      <style:table-column-properties style:column-width="1.118cm" style:use-optimal-column-width="false"/>
    </style:style>
    <style:style style:name="co8" style:family="table-column">
      <style:table-column-properties style:column-width="2.102cm" style:use-optimal-column-width="false"/>
    </style:style>
    <style:style style:name="ro1" style:family="table-row">
      <style:table-row-properties style:row-height="0.989cm" style:use-optimal-row-height="false"/>
    </style:style>
    <style:style style:name="ro2" style:family="table-row">
      <style:table-row-properties style:row-height="0.595cm" style:use-optimal-row-height="false"/>
    </style:style>
    <style:style style:name="ce1" style:family="table-cell">
      <style:text-properties fo:font-size="10pt"/>
    </style:style>
    <style:style style:name="ce2" style:family="table-cell">
      <style:text-properties fo:font-size="10pt" fo:font-weight="bold" style:font-weight-asian="bold" style:font-weight-complex="bold"/>
    </style:style>
    <style:style style:name="P1" style:family="paragraph">
      <style:text-properties fo:font-size="10pt" fo:font-weight="bold" style:font-weight-asian="bold" style:font-weight-complex="bold"/>
    </style:style>
    <style:style style:name="P2" style:family="paragraph">
      <style:text-properties fo:font-size="1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3.79cm" svg:height="11.875cm" svg:x="1.676cm" svg:y="0.7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4"/>
            <table:table-column table:style-name="co3"/>
            <table:table-column table:style-name="co1"/>
            <table:table-column table:style-name="co8"/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GPIO</text:p>
              </table:table-cell>
              <table:table-cell table:style-name="ce2">
                <text:p text:style-name="P1">GPIO </text:p>
                <text:p text:style-name="P1">Num</text:p>
              </table:table-cell>
              <table:table-cell table:style-name="ce2">
                <text:p text:style-name="P1">PIN</text:p>
              </table:table-cell>
              <table:table-cell table:style-name="ce2">
                <text:p text:style-name="P1">PIN</text:p>
              </table:table-cell>
              <table:table-cell table:style-name="ce2">
                <text:p text:style-name="P1">GPIO</text:p>
                <text:p text:style-name="P1">Num</text:p>
              </table:table-cell>
              <table:table-cell table:style-name="ce2">
                <text:p text:style-name="P1">GPIO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 text:style-name="P2">3.3v</text:p>
              </table:table-cell>
              <table:table-cell/>
              <table:table-cell table:style-name="ce2">
                <text:p text:style-name="P1">1</text:p>
              </table:table-cell>
              <table:table-cell table:style-name="ce2">
                <text:p text:style-name="P1">2</text:p>
              </table:table-cell>
              <table:table-cell/>
              <table:table-cell>
                <text:p text:style-name="P2">5V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PWM13_M2<text:line-break/>(febf0010)</text:p>
              </table:table-cell>
              <table:table-cell>
                <text:p text:style-name="P2">UART1_RX_M1<text:line-break/>(feb40000)</text:p>
              </table:table-cell>
              <table:table-cell>
                <text:p text:style-name="P2">I2C5_SDA_M3</text:p>
              </table:table-cell>
              <table:table-cell>
                <text:p text:style-name="P2">GPIO1_B7</text:p>
              </table:table-cell>
              <table:table-cell>
                <text:p text:style-name="P2">47</text:p>
              </table:table-cell>
              <table:table-cell table:style-name="ce2">
                <text:p text:style-name="P1">3</text:p>
              </table:table-cell>
              <table:table-cell table:style-name="ce2">
                <text:p text:style-name="P1">4</text:p>
              </table:table-cell>
              <table:table-cell/>
              <table:table-cell>
                <text:p text:style-name="P2">5V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>
                <text:p text:style-name="P2">I2C5_SCL_M3</text:p>
              </table:table-cell>
              <table:table-cell>
                <text:p text:style-name="P2">GPIO1_B6</text:p>
              </table:table-cell>
              <table:table-cell>
                <text:p text:style-name="P2">46</text:p>
              </table:table-cell>
              <table:table-cell table:style-name="ce2">
                <text:p text:style-name="P1">5</text:p>
              </table:table-cell>
              <table:table-cell table:style-name="ce2">
                <text:p text:style-name="P1">6</text:p>
              </table:table-cell>
              <table:table-cell/>
              <table:table-cell>
                <text:p text:style-name="P2">GND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PWM15_IR_M2</text:p>
                <text:p text:style-name="P2">(febf0030)</text:p>
              </table:table-cell>
              <table:table-cell>
                <text:p text:style-name="P2">GPIO1_C6</text:p>
              </table:table-cell>
              <table:table-cell>
                <text:p text:style-name="P2">54</text:p>
              </table:table-cell>
              <table:table-cell table:style-name="ce2">
                <text:p text:style-name="P1">7</text:p>
              </table:table-cell>
              <table:table-cell table:style-name="ce2">
                <text:p text:style-name="P1">8</text:p>
              </table:table-cell>
              <table:table-cell>
                <text:p text:style-name="P2">131</text:p>
              </table:table-cell>
              <table:table-cell>
                <text:p text:style-name="P2">GPIO4_A3</text:p>
              </table:table-cell>
              <table:table-cell>
                <text:p text:style-name="P2">UART0_TX_M2</text:p>
                <text:p text:style-name="P2">(fd890000)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 text:style-name="P2">GND</text:p>
              </table:table-cell>
              <table:table-cell/>
              <table:table-cell table:style-name="ce2">
                <text:p text:style-name="P1">9</text:p>
              </table:table-cell>
              <table:table-cell table:style-name="ce2">
                <text:p text:style-name="P1">10</text:p>
              </table:table-cell>
              <table:table-cell>
                <text:p text:style-name="P2">132</text:p>
              </table:table-cell>
              <table:table-cell>
                <text:p text:style-name="P2">GPIO4_A4</text:p>
              </table:table-cell>
              <table:table-cell>
                <text:p text:style-name="P2">UART0_RX_M2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PWM14_M1</text:p>
                <text:p text:style-name="P2">(febf0020)</text:p>
              </table:table-cell>
              <table:table-cell>
                <text:p text:style-name="P2">CAN1_RX_M1</text:p>
              </table:table-cell>
              <table:table-cell>
                <text:p text:style-name="P2">GPIO4_B2</text:p>
              </table:table-cell>
              <table:table-cell>
                <text:p text:style-name="P2">138</text:p>
              </table:table-cell>
              <table:table-cell table:style-name="ce2">
                <text:p text:style-name="P1">11</text:p>
              </table:table-cell>
              <table:table-cell table:style-name="ce2">
                <text:p text:style-name="P1">12</text:p>
              </table:table-cell>
              <table:table-cell>
                <text:p text:style-name="P2">29</text:p>
              </table:table-cell>
              <table:table-cell>
                <text:p text:style-name="P2">GPIO0_D5</text:p>
              </table:table-cell>
              <table:table-cell>
                <text:p text:style-name="P2">CAN2_TX_M1</text:p>
              </table:table-cell>
              <table:table-cell>
                <text:p text:style-name="P2">I2C1_SDA_M2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>
                <text:p text:style-name="P2">CAN1_TX_M1</text:p>
              </table:table-cell>
              <table:table-cell>
                <text:p text:style-name="P2">GPIO4_B3</text:p>
              </table:table-cell>
              <table:table-cell>
                <text:p text:style-name="P2">139</text:p>
              </table:table-cell>
              <table:table-cell table:style-name="ce2">
                <text:p text:style-name="P1">13</text:p>
              </table:table-cell>
              <table:table-cell table:style-name="ce2">
                <text:p text:style-name="P1">14</text:p>
              </table:table-cell>
              <table:table-cell/>
              <table:table-cell>
                <text:p text:style-name="P2">GND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PWM3_IR_M0<text:line-break/>(FD8B0030)</text:p>
              </table:table-cell>
              <table:table-cell>
                <text:p text:style-name="P2">I2C1_SCL_M2</text:p>
              </table:table-cell>
              <table:table-cell>
                <text:p text:style-name="P2">CAN2_RX_M1</text:p>
              </table:table-cell>
              <table:table-cell>
                <text:p text:style-name="P2">GPIO0_D4</text:p>
              </table:table-cell>
              <table:table-cell>
                <text:p text:style-name="P2">28</text:p>
              </table:table-cell>
              <table:table-cell table:style-name="ce2">
                <text:p text:style-name="P1">15</text:p>
              </table:table-cell>
              <table:table-cell table:style-name="ce2">
                <text:p text:style-name="P1">16</text:p>
              </table:table-cell>
              <table:table-cell>
                <text:p text:style-name="P2">59</text:p>
              </table:table-cell>
              <table:table-cell>
                <text:p text:style-name="P2">GPIO1_D3</text:p>
              </table:table-cell>
              <table:table-cell>
                <text:p text:style-name="P2">UAER4_RX_M0</text:p>
                <text:p text:style-name="P2">(feb70000)</text:p>
              </table:table-cell>
              <table:table-cell>
                <text:p text:style-name="P2">I2C1_SDA_M4</text:p>
              </table:table-cell>
              <table:table-cell>
                <text:p text:style-name="P2">PWM1_M1<text:line-break/>(fd8b0010)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>
                <text:p text:style-name="P2">3.3v</text:p>
              </table:table-cell>
              <table:table-cell/>
              <table:table-cell table:style-name="ce2">
                <text:p text:style-name="P1">17</text:p>
              </table:table-cell>
              <table:table-cell table:style-name="ce2">
                <text:p text:style-name="P1">18</text:p>
              </table:table-cell>
              <table:table-cell>
                <text:p text:style-name="P2">58</text:p>
              </table:table-cell>
              <table:table-cell>
                <text:p text:style-name="P2">GPIO1_D2</text:p>
              </table:table-cell>
              <table:table-cell>
                <text:p text:style-name="P2">UART4_TX_M0</text:p>
              </table:table-cell>
              <table:table-cell>
                <text:p text:style-name="P2">I2C1_SCL_M4</text:p>
              </table:table-cell>
              <table:table-cell>
                <text:p text:style-name="P2">PWM0_M1 <text:line-break/>(fd8b0000)</text:p>
              </table:table-cell>
            </table:table-row>
            <table:table-row table:style-name="ro1" table:default-cell-style-name="ce1">
              <table:table-cell>
                <text:p text:style-name="P2">I2C3_SCL_M0</text:p>
              </table:table-cell>
              <table:table-cell>
                <text:p text:style-name="P2">UART3_TX_M0 <text:line-break/>(feb60000)</text:p>
              </table:table-cell>
              <table:table-cell>
                <text:p text:style-name="P2">SPI4_MOSI_M0</text:p>
              </table:table-cell>
              <table:table-cell>
                <text:p text:style-name="P2">GPIO1_C1</text:p>
              </table:table-cell>
              <table:table-cell>
                <text:p text:style-name="P2">49</text:p>
              </table:table-cell>
              <table:table-cell table:style-name="ce2">
                <text:p text:style-name="P1">19</text:p>
              </table:table-cell>
              <table:table-cell table:style-name="ce2">
                <text:p text:style-name="P1">20</text:p>
              </table:table-cell>
              <table:table-cell/>
              <table:table-cell>
                <text:p text:style-name="P2">GND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2">I2C3_SDA_M0</text:p>
              </table:table-cell>
              <table:table-cell>
                <text:p text:style-name="P2">UART3_RX_M0</text:p>
              </table:table-cell>
              <table:table-cell>
                <text:p text:style-name="P2">SPI4_MISO_M0</text:p>
              </table:table-cell>
              <table:table-cell>
                <text:p text:style-name="P2">GPIO1_C0</text:p>
              </table:table-cell>
              <table:table-cell>
                <text:p text:style-name="P2">48</text:p>
              </table:table-cell>
              <table:table-cell table:style-name="ce2">
                <text:p text:style-name="P1">21</text:p>
              </table:table-cell>
              <table:table-cell table:style-name="ce2">
                <text:p text:style-name="P1">22</text:p>
              </table:table-cell>
              <table:table-cell/>
              <table:table-cell>
                <text:p text:style-name="P2">PowerKey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PWM3_IR_M2<text:line-break/>(fd8b0030)</text:p>
              </table:table-cell>
              <table:table-cell>
                <text:p text:style-name="P2">SPI4_CLK_M0</text:p>
              </table:table-cell>
              <table:table-cell>
                <text:p text:style-name="P2">GPIO1_C2</text:p>
              </table:table-cell>
              <table:table-cell>
                <text:p text:style-name="P2">50</text:p>
              </table:table-cell>
              <table:table-cell table:style-name="ce2">
                <text:p text:style-name="P1">23</text:p>
              </table:table-cell>
              <table:table-cell table:style-name="ce2">
                <text:p text:style-name="P1">24</text:p>
              </table:table-cell>
              <table:table-cell>
                <text:p text:style-name="P2">52</text:p>
              </table:table-cell>
              <table:table-cell>
                <text:p text:style-name="P2">GPIO1_C4</text:p>
              </table:table-cell>
              <table:table-cell>
                <text:p text:style-name="P2">SPI4_CS1_M0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>
                <text:p text:style-name="P2">GND</text:p>
              </table:table-cell>
              <table:table-cell/>
              <table:table-cell table:style-name="ce2">
                <text:p text:style-name="P1">25</text:p>
              </table:table-cell>
              <table:table-cell table:style-name="ce2">
                <text:p text:style-name="P1">26</text:p>
              </table:table-cell>
              <table:table-cell>
                <text:p text:style-name="P2">35</text:p>
              </table:table-cell>
              <table:table-cell>
                <text:p text:style-name="P2">GPIO1_A3</text:p>
              </table:table-cell>
              <table:table-cell>
                <text:p text:style-name="P2">PWM1_M2<text:line-break/>(fd8b0010)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0T00:22:43.758000000</meta:creation-date>
    <dc:date>2023-06-21T20:53:34.095000000</dc:date>
    <meta:editing-duration>PT50M48S</meta:editing-duration>
    <meta:editing-cycles>2</meta:editing-cycles>
    <meta:generator>LibreOffice/7.5.4.2$Windows_X86_64 LibreOffice_project/36ccfdc35048b057fd9854c757a8b67ec53977b6</meta:generator>
    <meta:document-statistic meta:object-count="24"/>
  </office:meta>
</office:document-meta>
</file>